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9992in"/>
    </style:style>
    <style:style style:name="co9" style:family="table-column">
      <style:table-column-properties fo:break-before="auto" style:column-width="2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cc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fo:background-color="#ffffcc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1" table:style-name="ta1">
        <table:shapes>
          <draw:frame draw:z-index="0" draw:style-name="gr1" draw:text-style-name="P1" svg:width="8.6965in" svg:height="5.3795in" svg:x="12.5929in" svg:y="4.1933in">
            <draw:object draw:notify-on-update-of-ranges="state1.T15:state1.V15 state1.T16:state1.V16 state1.T17:state1.V17 state1.T18:state1.V18 state1.T19:state1.V19 state1.T20:state1.V20 state1.T21:state1.V21 state1.T22:state1.V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ce1"/>
          <table:table-cell table:style-name="ce2" office:value-type="string" calcext:value-type="string">
            <text:p>State 1</text:p>
          </table:table-cell>
          <table:table-cell table:number-columns-repeated="2"/>
          <table:table-cell table:style-name="ce1"/>
          <table:table-cell/>
          <table:table-cell table:style-name="ce1"/>
          <table:table-cell table:style-name="ce1" office:value-type="string" calcext:value-type="string">
            <text:p>State 2</text:p>
          </table:table-cell>
          <table:table-cell table:number-columns-repeated="5"/>
          <table:table-cell table:style-name="ce1" office:value-type="string" calcext:value-type="string">
            <text:p>State 3</text:p>
          </table:table-cell>
          <table:table-cell table:number-columns-repeated="4"/>
          <table:table-cell table:style-name="ce1" office:value-type="string" calcext:value-type="string">
            <text:p>Summary</text:p>
          </table:table-cell>
          <table:table-cell table:style-name="ce9" office:value-type="string" calcext:value-type="string">
            <text:p>Mean Times by State and Experiment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323" calcext:value-type="float">
            <text:p>0.00323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47" calcext:value-type="float">
            <text:p>0.000947</text:p>
          </table:table-cell>
          <table:table-cell table:number-columns-repeated="2"/>
          <table:table-cell table:style-name="ce1" office:value-type="string" calcext:value-type="string">
            <text:p>Experiment 1</text:p>
          </table:table-cell>
          <table:table-cell table:number-columns-repeated="3"/>
          <table:table-cell table:style-name="ce10" office:value-type="string" calcext:value-type="string">
            <text:p>(measured in seconds)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" calcext:value-type="float">
            <text:p>0.00091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2:.B31])" office:value-type="float" office:value="0.0010273" calcext:value-type="float">
            <text:p>0.001027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2" calcext:value-type="float">
            <text:p>0.00092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2:.H31])" office:value-type="float" office:value="0.000997733333333333" calcext:value-type="float">
            <text:p>0.000997733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13" calcext:value-type="float">
            <text:p>0.001013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2:.N31])" office:value-type="float" office:value="0.00097" calcext:value-type="float">
            <text:p>0.00097</text:p>
          </table:table-cell>
          <table:table-cell/>
          <table:table-cell table:style-name="ce5" office:value-type="string" calcext:value-type="string">
            <text:p>Exp\St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012" calcext:value-type="float">
            <text:p>0.00101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2:.B31])" office:value-type="float" office:value="0.000431752335616549" calcext:value-type="float">
            <text:p>0.000431752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56" calcext:value-type="float">
            <text:p>0.000956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2:.H31])" office:value-type="float" office:value="0.000213557217291927" calcext:value-type="float">
            <text:p>0.0002135572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5" calcext:value-type="float">
            <text:p>0.0010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2:.N31])" office:value-type="float" office:value="0.0000417025592533104" calcext:value-type="float">
            <text:p>4.17025592533104E-00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table:formula="of:=[.E3]" office:value-type="float" office:value="0.0010273" calcext:value-type="float">
            <text:p>0.001027300</text:p>
          </table:table-cell>
          <table:table-cell table:style-name="ce7" table:formula="of:=[.K3]" office:value-type="float" office:value="0.000997733333333333" calcext:value-type="float">
            <text:p>0.000997733</text:p>
          </table:table-cell>
          <table:table-cell table:style-name="ce7" table:formula="of:=[.Q3]" office:value-type="float" office:value="0.00097" calcext:value-type="float">
            <text:p>0.00097000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78" calcext:value-type="float">
            <text:p>0.00097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2:.B31])" office:value-type="float" office:value="30" calcext:value-type="float">
            <text:p>30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6" calcext:value-type="float">
            <text:p>0.00096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2:.H31])" office:value-type="float" office:value="30" calcext:value-type="float">
            <text:p>30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69" calcext:value-type="float">
            <text:p>0.000969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2:.N31])" office:value-type="float" office:value="30" calcext:value-type="float">
            <text:p>3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table:formula="of:=[.E33]" office:value-type="float" office:value="0.0153709666666667" calcext:value-type="float">
            <text:p>0.015370967</text:p>
          </table:table-cell>
          <table:table-cell table:style-name="ce7" table:formula="of:=[.K33]" office:value-type="float" office:value="0.0147884666666667" calcext:value-type="float">
            <text:p>0.014788467</text:p>
          </table:table-cell>
          <table:table-cell table:style-name="ce7" table:formula="of:=[.Q33]" office:value-type="float" office:value="0.0145214666666667" calcext:value-type="float">
            <text:p>0.014521467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85" calcext:value-type="float">
            <text:p>0.00098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7" table:formula="of:=[.E63]" office:value-type="float" office:value="0.0832126666666666" calcext:value-type="float">
            <text:p>0.083212667</text:p>
          </table:table-cell>
          <table:table-cell table:style-name="ce7" table:formula="of:=[.K63]" office:value-type="float" office:value="0.0828480666666667" calcext:value-type="float">
            <text:p>0.082848067</text:p>
          </table:table-cell>
          <table:table-cell table:style-name="ce7" table:formula="of:=[.Q63]" office:value-type="float" office:value="0.0826835666666667" calcext:value-type="float">
            <text:p>0.082683567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67" calcext:value-type="float">
            <text:p>0.00096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6];[.E4];[.E5])" office:value-type="float" office:value="0.000154497750084267" calcext:value-type="float">
            <text:p>0.0001544978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28" calcext:value-type="float">
            <text:p>0.00092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6];[.K4];[.K5])" office:value-type="float" office:value="0.0000764190645054496" calcext:value-type="float">
            <text:p>7.64190645054496E-005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1034" calcext:value-type="float">
            <text:p>0.00103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6];[.Q4];[.Q5])" office:value-type="float" office:value="0.0000149227949588081" calcext:value-type="float">
            <text:p>1.49227949588081E-00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table:formula="of:=[.E93]" office:value-type="float" office:value="0.00000796666666666667" calcext:value-type="float">
            <text:p>0.000007967</text:p>
          </table:table-cell>
          <table:table-cell table:style-name="ce7" table:formula="of:=[.K93]" office:value-type="float" office:value="0.00000433333333333333" calcext:value-type="float">
            <text:p>0.000004333</text:p>
          </table:table-cell>
          <table:table-cell table:style-name="ce7" table:formula="of:=[.Q93]" office:value-type="float" office:value="0.00000433333333333333" calcext:value-type="float">
            <text:p>0.0000043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5" calcext:value-type="float">
            <text:p>0.0009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3]-[.E7]" office:value-type="float" office:value="0.000872802249915734" calcext:value-type="float">
            <text:p>0.0008728022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3]-[.K7]" office:value-type="float" office:value="0.000921314268827884" calcext:value-type="float">
            <text:p>0.0009213143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35" calcext:value-type="float">
            <text:p>0.00093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3]-[.Q7]" office:value-type="float" office:value="0.000955077205041192" calcext:value-type="float">
            <text:p>0.0009550772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7" table:formula="of:=[.E123]" office:value-type="float" office:value="0.0000158666666666667" calcext:value-type="float">
            <text:p>0.000015867</text:p>
          </table:table-cell>
          <table:table-cell table:style-name="ce7" table:formula="of:=[.K123]" office:value-type="float" office:value="0.0000155666666666667" calcext:value-type="float">
            <text:p>0.000015567</text:p>
          </table:table-cell>
          <table:table-cell table:style-name="ce7" table:formula="of:=[.Q123]" office:value-type="float" office:value="0.0000154333333333333" calcext:value-type="float">
            <text:p>0.0000154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8" calcext:value-type="float">
            <text:p>0.00091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3]+[.E7]" office:value-type="float" office:value="0.00118179775008427" calcext:value-type="float">
            <text:p>0.0011817978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89" calcext:value-type="float">
            <text:p>0.00098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3]+[.K7]" office:value-type="float" office:value="0.00107415239783878" calcext:value-type="float">
            <text:p>0.0010741524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0.000946" calcext:value-type="float">
            <text:p>0.00094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3]+[.Q7]" office:value-type="float" office:value="0.000984922794958808" calcext:value-type="float">
            <text:p>0.0009849228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table:formula="of:=[.E153]" office:value-type="float" office:value="0.0000380333333333333" calcext:value-type="float">
            <text:p>0.000038033</text:p>
          </table:table-cell>
          <table:table-cell table:style-name="ce7" table:formula="of:=[.K153]" office:value-type="float" office:value="0.0000383666666666667" calcext:value-type="float">
            <text:p>0.000038367</text:p>
          </table:table-cell>
          <table:table-cell table:style-name="ce7" table:formula="of:=[.Q153]" office:value-type="float" office:value="0.0000376333333333333" calcext:value-type="float">
            <text:p>0.0000376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6" calcext:value-type="float">
            <text:p>0.00089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6" calcext:value-type="float">
            <text:p>0.00092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7" table:formula="of:=[.E183]" office:value-type="float" office:value="0.0000043" calcext:value-type="float">
            <text:p>0.000004300</text:p>
          </table:table-cell>
          <table:table-cell table:style-name="ce7" table:formula="of:=[.K183]" office:value-type="float" office:value="0.0000046" calcext:value-type="float">
            <text:p>0.000004600</text:p>
          </table:table-cell>
          <table:table-cell table:style-name="ce7" table:formula="of:=[.Q183]" office:value-type="float" office:value="0.0000046" calcext:value-type="float">
            <text:p>0.00000460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8" calcext:value-type="float">
            <text:p>0.000898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4" calcext:value-type="float">
            <text:p>0.00093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3" calcext:value-type="float">
            <text:p>0.000943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7" table:formula="of:=[.E213]" office:value-type="float" office:value="0.000111466666666667" calcext:value-type="float">
            <text:p>0.000111467</text:p>
          </table:table-cell>
          <table:table-cell table:style-name="ce7" table:formula="of:=[.K213]" office:value-type="float" office:value="0.000108366666666667" calcext:value-type="float">
            <text:p>0.000108367</text:p>
          </table:table-cell>
          <table:table-cell table:style-name="ce7" table:formula="of:=[.Q213]" office:value-type="float" office:value="0.000108433333333333" calcext:value-type="float">
            <text:p>0.0001084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005" calcext:value-type="float">
            <text:p>0.00100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67" calcext:value-type="float">
            <text:p>0.00096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" calcext:value-type="float">
            <text:p>0.00095</text:p>
          </table:table-cell>
          <table:table-cell table:number-columns-repeated="5"/>
          <table:table-cell table:style-name="ce1"/>
          <table:table-cell table:style-name="ce9"/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54" calcext:value-type="float">
            <text:p>0.00095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62" calcext:value-type="float">
            <text:p>0.00096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6"/>
          <table:table-cell table:style-name="ce10" office:value-type="string" calcext:value-type="string">
            <text:p>(measured in milliseconds)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/>
          <table:table-cell table:style-name="ce3"/>
          <table:table-cell table:style-name="ce4"/>
          <table:table-cell/>
          <table:table-cell office:value-type="string" calcext:value-type="string">
            <text:p>e1</text:p>
          </table:table-cell>
          <table:table-cell office:value-type="float" office:value="0.000936" calcext:value-type="float">
            <text:p>0.000936</text:p>
          </table:table-cell>
          <table:table-cell/>
          <table:table-cell table:style-name="ce3"/>
          <table:table-cell table:style-name="ce4"/>
          <table:table-cell/>
          <table:table-cell office:value-type="string" calcext:value-type="string">
            <text:p>e1</text:p>
          </table:table-cell>
          <table:table-cell office:value-type="float" office:value="0.000945" calcext:value-type="float">
            <text:p>0.000945</text:p>
          </table:table-cell>
          <table:table-cell/>
          <table:table-cell table:style-name="ce3"/>
          <table:table-cell table:style-name="ce4"/>
          <table:table-cell/>
          <table:table-cell table:style-name="ce5" office:value-type="string" calcext:value-type="string">
            <text:p>Exp\St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26" calcext:value-type="float">
            <text:p>0.00102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8" table:formula="of:=[.T4]*1000" office:value-type="float" office:value="1.0273" calcext:value-type="float">
            <text:p>1.027</text:p>
          </table:table-cell>
          <table:table-cell table:style-name="ce8" table:formula="of:=[.U4]*1000" office:value-type="float" office:value="0.997733333333333" calcext:value-type="float">
            <text:p>0.998</text:p>
          </table:table-cell>
          <table:table-cell table:style-name="ce8" table:formula="of:=[.V4]*1000" office:value-type="float" office:value="0.97" calcext:value-type="float">
            <text:p>0.97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53" calcext:value-type="float">
            <text:p>0.00095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9" calcext:value-type="float">
            <text:p>0.0009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5" calcext:value-type="float">
            <text:p>0.000945</text:p>
          </table:table-cell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8" table:formula="of:=[.T5]*1000" office:value-type="float" office:value="15.3709666666667" calcext:value-type="float">
            <text:p>15.371</text:p>
          </table:table-cell>
          <table:table-cell table:style-name="ce8" table:formula="of:=[.U5]*1000" office:value-type="float" office:value="14.7884666666667" calcext:value-type="float">
            <text:p>14.788</text:p>
          </table:table-cell>
          <table:table-cell table:style-name="ce8" table:formula="of:=[.V5]*1000" office:value-type="float" office:value="14.5214666666667" calcext:value-type="float">
            <text:p>14.52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5" calcext:value-type="float">
            <text:p>0.00089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8" table:formula="of:=[.T6]*1000" office:value-type="float" office:value="83.2126666666666" calcext:value-type="float">
            <text:p>83.213</text:p>
          </table:table-cell>
          <table:table-cell table:style-name="ce8" table:formula="of:=[.U6]*1000" office:value-type="float" office:value="82.8480666666667" calcext:value-type="float">
            <text:p>82.848</text:p>
          </table:table-cell>
          <table:table-cell table:style-name="ce8" table:formula="of:=[.V6]*1000" office:value-type="float" office:value="82.6835666666667" calcext:value-type="float">
            <text:p>82.68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9" calcext:value-type="float">
            <text:p>0.00090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8" calcext:value-type="float">
            <text:p>0.000928</text:p>
          </table:table-cell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8" table:formula="of:=[.T7]*1000" office:value-type="float" office:value="0.00796666666666667" calcext:value-type="float">
            <text:p>0.008</text:p>
          </table:table-cell>
          <table:table-cell table:style-name="ce8" table:formula="of:=[.U7]*1000" office:value-type="float" office:value="0.00433333333333333" calcext:value-type="float">
            <text:p>0.004</text:p>
          </table:table-cell>
          <table:table-cell table:style-name="ce8" table:formula="of:=[.V7]*1000" office:value-type="float" office:value="0.00433333333333333" calcext:value-type="float">
            <text:p>0.00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7" calcext:value-type="float">
            <text:p>0.00094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9" calcext:value-type="float">
            <text:p>0.000959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8" table:formula="of:=[.T8]*1000" office:value-type="float" office:value="0.0158666666666667" calcext:value-type="float">
            <text:p>0.016</text:p>
          </table:table-cell>
          <table:table-cell table:style-name="ce8" table:formula="of:=[.U8]*1000" office:value-type="float" office:value="0.0155666666666667" calcext:value-type="float">
            <text:p>0.016</text:p>
          </table:table-cell>
          <table:table-cell table:style-name="ce8" table:formula="of:=[.V8]*1000" office:value-type="float" office:value="0.01543333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7" calcext:value-type="float">
            <text:p>0.000907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02" calcext:value-type="float">
            <text:p>0.001002</text:p>
          </table:table-cell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8" table:formula="of:=[.T9]*1000" office:value-type="float" office:value="0.0380333333333333" calcext:value-type="float">
            <text:p>0.038</text:p>
          </table:table-cell>
          <table:table-cell table:style-name="ce8" table:formula="of:=[.U9]*1000" office:value-type="float" office:value="0.0383666666666667" calcext:value-type="float">
            <text:p>0.038</text:p>
          </table:table-cell>
          <table:table-cell table:style-name="ce8" table:formula="of:=[.V9]*1000" office:value-type="float" office:value="0.0376333333333333" calcext:value-type="float">
            <text:p>0.038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6" calcext:value-type="float">
            <text:p>0.00090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8" calcext:value-type="float">
            <text:p>0.000958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82" calcext:value-type="float">
            <text:p>0.000982</text:p>
          </table:table-cell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8" table:formula="of:=[.T10]*1000" office:value-type="float" office:value="0.0043" calcext:value-type="float">
            <text:p>0.004</text:p>
          </table:table-cell>
          <table:table-cell table:style-name="ce8" table:formula="of:=[.U10]*1000" office:value-type="float" office:value="0.0046" calcext:value-type="float">
            <text:p>0.005</text:p>
          </table:table-cell>
          <table:table-cell table:style-name="ce8" table:formula="of:=[.V10]*1000" office:value-type="float" office:value="0.0046" calcext:value-type="float">
            <text:p>0.00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9" calcext:value-type="float">
            <text:p>0.00093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3" calcext:value-type="float">
            <text:p>0.00095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15" calcext:value-type="float">
            <text:p>0.001015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8" table:formula="of:=[.T11]*1000" office:value-type="float" office:value="0.111466666666667" calcext:value-type="float">
            <text:p>0.111</text:p>
          </table:table-cell>
          <table:table-cell table:style-name="ce8" table:formula="of:=[.U11]*1000" office:value-type="float" office:value="0.108366666666667" calcext:value-type="float">
            <text:p>0.108</text:p>
          </table:table-cell>
          <table:table-cell table:style-name="ce8" table:formula="of:=[.V11]*1000" office:value-type="float" office:value="0.108433333333333" calcext:value-type="float">
            <text:p>0.108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16" calcext:value-type="float">
            <text:p>0.00091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1" calcext:value-type="float">
            <text:p>0.000921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35" calcext:value-type="float">
            <text:p>0.001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154" calcext:value-type="float">
            <text:p>0.0015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28" calcext:value-type="float">
            <text:p>0.001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04" calcext:value-type="float">
            <text:p>0.00090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2" calcext:value-type="float">
            <text:p>0.00092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32" calcext:value-type="float">
            <text:p>0.001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73" calcext:value-type="float">
            <text:p>0.00097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19" calcext:value-type="float">
            <text:p>0.00091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042" calcext:value-type="float">
            <text:p>0.001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48" calcext:value-type="float">
            <text:p>0.000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" calcext:value-type="float">
            <text:p>0.00092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4" calcext:value-type="float">
            <text:p>0.000924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4" calcext:value-type="float">
            <text:p>0.000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25" calcext:value-type="float">
            <text:p>0.000925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9" calcext:value-type="float">
            <text:p>0.000929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9" calcext:value-type="float">
            <text:p>0.00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93" calcext:value-type="float">
            <text:p>0.000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1606" calcext:value-type="float">
            <text:p>0.00160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38" calcext:value-type="float">
            <text:p>0.000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00893" calcext:value-type="float">
            <text:p>0.000893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56" calcext:value-type="float">
            <text:p>0.000956</text:p>
          </table:table-cell>
          <table:table-cell table:number-columns-repeated="4"/>
          <table:table-cell office:value-type="string" calcext:value-type="string">
            <text:p>e1</text:p>
          </table:table-cell>
          <table:table-cell office:value-type="float" office:value="0.000927" calcext:value-type="float">
            <text:p>0.000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34024" calcext:value-type="float">
            <text:p>0.034024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22859" calcext:value-type="float">
            <text:p>0.022859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" calcext:value-type="float">
            <text:p>0.01452</text:p>
          </table:table-cell>
          <table:table-cell table:number-columns-repeated="2"/>
          <table:table-cell table:style-name="ce1" office:value-type="string" calcext:value-type="string">
            <text:p>Experiment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53" calcext:value-type="float">
            <text:p>0.014553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32:.B61])" office:value-type="float" office:value="0.0153709666666667" calcext:value-type="float">
            <text:p>0.0153709667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6" calcext:value-type="float">
            <text:p>0.0145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32:.H61])" office:value-type="float" office:value="0.0147884666666667" calcext:value-type="float">
            <text:p>0.0147884667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654" calcext:value-type="float">
            <text:p>0.01465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32:.N61])" office:value-type="float" office:value="0.0145214666666667" calcext:value-type="float">
            <text:p>0.0145214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62" calcext:value-type="float">
            <text:p>0.01436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32:.B61])" office:value-type="float" office:value="0.00380196142195354" calcext:value-type="float">
            <text:p>0.0038019614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72" calcext:value-type="float">
            <text:p>0.014472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32:.H61])" office:value-type="float" office:value="0.00152523284222066" calcext:value-type="float">
            <text:p>0.0015252328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7" calcext:value-type="float">
            <text:p>0.01447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32:.N61])" office:value-type="float" office:value="0.0000482598807702009" calcext:value-type="float">
            <text:p>4.82598807702009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74" calcext:value-type="float">
            <text:p>0.01447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32:.B61])" office:value-type="float" office:value="30" calcext:value-type="float">
            <text:p>30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57" calcext:value-type="float">
            <text:p>0.01445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32:.H61])" office:value-type="float" office:value="30" calcext:value-type="float">
            <text:p>30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" calcext:value-type="float">
            <text:p>0.01452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32:.N6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9" calcext:value-type="float">
            <text:p>0.014469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49" calcext:value-type="float">
            <text:p>0.01449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6" calcext:value-type="float">
            <text:p>0.014526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7" calcext:value-type="float">
            <text:p>0.01446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36];[.E34];[.E35])" office:value-type="float" office:value="0.00136048942215957" calcext:value-type="float">
            <text:p>0.0013604894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12" calcext:value-type="float">
            <text:p>0.014512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36];[.K34];[.K35])" office:value-type="float" office:value="0.000545787533821255" calcext:value-type="float">
            <text:p>0.000545787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3" calcext:value-type="float">
            <text:p>0.0145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36];[.Q34];[.Q35])" office:value-type="float" office:value="0.0000172692592101064" calcext:value-type="float">
            <text:p>1.72692592101064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33]-[.E37]" office:value-type="float" office:value="0.0140104772445071" calcext:value-type="float">
            <text:p>0.014010477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67" calcext:value-type="float">
            <text:p>0.01456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33]-[.K37]" office:value-type="float" office:value="0.0142426791328454" calcext:value-type="float">
            <text:p>0.0142426791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23" calcext:value-type="float">
            <text:p>0.014523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33]-[.Q37]" office:value-type="float" office:value="0.0145041974074566" calcext:value-type="float">
            <text:p>0.0145041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48" calcext:value-type="float">
            <text:p>0.01444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33]+[.E37]" office:value-type="float" office:value="0.0167314560888262" calcext:value-type="float">
            <text:p>0.0167314561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33" calcext:value-type="float">
            <text:p>0.014533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33]+[.K37]" office:value-type="float" office:value="0.0153342542004879" calcext:value-type="float">
            <text:p>0.015334254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0.014551" calcext:value-type="float">
            <text:p>0.014551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33]+[.Q37]" office:value-type="float" office:value="0.0145387359258768" calcext:value-type="float">
            <text:p>0.0145387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33" calcext:value-type="float">
            <text:p>0.01443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06" calcext:value-type="float">
            <text:p>0.01450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7" calcext:value-type="float">
            <text:p>0.014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89" calcext:value-type="float">
            <text:p>0.01448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78" calcext:value-type="float">
            <text:p>0.014578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15" calcext:value-type="float">
            <text:p>0.014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16" calcext:value-type="float">
            <text:p>0.01441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" calcext:value-type="float">
            <text:p>0.0144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9" calcext:value-type="float">
            <text:p>0.014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33" calcext:value-type="float">
            <text:p>0.01443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4" calcext:value-type="float">
            <text:p>0.01449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37" calcext:value-type="float">
            <text:p>0.014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02" calcext:value-type="float">
            <text:p>0.01450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2" calcext:value-type="float">
            <text:p>0.01453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2" calcext:value-type="float">
            <text:p>0.014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05" calcext:value-type="float">
            <text:p>0.01440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27" calcext:value-type="float">
            <text:p>0.01442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6" calcext:value-type="float">
            <text:p>0.01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87" calcext:value-type="float">
            <text:p>0.0143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2" calcext:value-type="float">
            <text:p>0.01454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9" calcext:value-type="float">
            <text:p>0.014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74" calcext:value-type="float">
            <text:p>0.01447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9" calcext:value-type="float">
            <text:p>0.01449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6" calcext:value-type="float">
            <text:p>0.0144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8" calcext:value-type="float">
            <text:p>0.014408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8" calcext:value-type="float">
            <text:p>0.014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13" calcext:value-type="float">
            <text:p>0.01451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9" calcext:value-type="float">
            <text:p>0.0145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48" calcext:value-type="float">
            <text:p>0.014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1" calcext:value-type="float">
            <text:p>0.0145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82" calcext:value-type="float">
            <text:p>0.01458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" calcext:value-type="float">
            <text:p>0.01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6" calcext:value-type="float">
            <text:p>0.014456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5" calcext:value-type="float">
            <text:p>0.01453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8" calcext:value-type="float">
            <text:p>0.014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89" calcext:value-type="float">
            <text:p>0.01438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7" calcext:value-type="float">
            <text:p>0.01440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33" calcext:value-type="float">
            <text:p>0.014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75" calcext:value-type="float">
            <text:p>0.01437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7" calcext:value-type="float">
            <text:p>0.01452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5" calcext:value-type="float">
            <text:p>0.014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22287" calcext:value-type="float">
            <text:p>0.0222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31" calcext:value-type="float">
            <text:p>0.01443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56" calcext:value-type="float">
            <text:p>0.014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2" calcext:value-type="float">
            <text:p>0.014452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61" calcext:value-type="float">
            <text:p>0.01456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95" calcext:value-type="float">
            <text:p>0.014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17" calcext:value-type="float">
            <text:p>0.01441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7" calcext:value-type="float">
            <text:p>0.01448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16" calcext:value-type="float">
            <text:p>0.014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65" calcext:value-type="float">
            <text:p>0.01456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7" calcext:value-type="float">
            <text:p>0.01449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15" calcext:value-type="float">
            <text:p>0.014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" calcext:value-type="float">
            <text:p>0.014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84" calcext:value-type="float">
            <text:p>0.014484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04" calcext:value-type="float">
            <text:p>0.01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391" calcext:value-type="float">
            <text:p>0.014391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629" calcext:value-type="float">
            <text:p>0.014629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2" calcext:value-type="float">
            <text:p>0.014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507" calcext:value-type="float">
            <text:p>0.014507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5" calcext:value-type="float">
            <text:p>0.01452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93" calcext:value-type="float">
            <text:p>0.014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445" calcext:value-type="float">
            <text:p>0.01445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473" calcext:value-type="float">
            <text:p>0.014473</text:p>
          </table:table-cell>
          <table:table-cell table:number-columns-repeated="4"/>
          <table:table-cell office:value-type="string" calcext:value-type="string">
            <text:p>e2</text:p>
          </table:table-cell>
          <table:table-cell office:value-type="float" office:value="0.014521" calcext:value-type="float">
            <text:p>0.014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100999" calcext:value-type="float">
            <text:p>0.100999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25" calcext:value-type="float">
            <text:p>0.082825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46" calcext:value-type="float">
            <text:p>0.082746</text:p>
          </table:table-cell>
          <table:table-cell table:number-columns-repeated="2"/>
          <table:table-cell table:style-name="ce1" office:value-type="string" calcext:value-type="string">
            <text:p>Experimen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76" calcext:value-type="float">
            <text:p>0.08257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62:.B91])" office:value-type="float" office:value="0.0832126666666666" calcext:value-type="float">
            <text:p>0.083212666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36" calcext:value-type="float">
            <text:p>0.08273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62:.H91])" office:value-type="float" office:value="0.0828480666666667" calcext:value-type="float">
            <text:p>0.082848066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44" calcext:value-type="float">
            <text:p>0.08274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62:.N91])" office:value-type="float" office:value="0.0826835666666667" calcext:value-type="float">
            <text:p>0.0826835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" calcext:value-type="float">
            <text:p>0.0823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62:.B91])" office:value-type="float" office:value="0.00336531937648526" calcext:value-type="float">
            <text:p>0.0033653194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04" calcext:value-type="float">
            <text:p>0.0826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62:.H91])" office:value-type="float" office:value="0.000837734133338807" calcext:value-type="float">
            <text:p>0.0008377341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59" calcext:value-type="float">
            <text:p>0.082659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62:.N91])" office:value-type="float" office:value="0.000108717185563192" calcext:value-type="float">
            <text:p>0.0001087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48" calcext:value-type="float">
            <text:p>0.08264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62:.B91])" office:value-type="float" office:value="30" calcext:value-type="float">
            <text:p>30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635" calcext:value-type="float">
            <text:p>0.08263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62:.H91])" office:value-type="float" office:value="30" calcext:value-type="float">
            <text:p>30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35" calcext:value-type="float">
            <text:p>0.08283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62:.N9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04" calcext:value-type="float">
            <text:p>0.0825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88" calcext:value-type="float">
            <text:p>0.0828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95" calcext:value-type="float">
            <text:p>0.08259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34" calcext:value-type="float">
            <text:p>0.08273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66];[.E64];[.E65])" office:value-type="float" office:value="0.00120424194402906" calcext:value-type="float">
            <text:p>0.0012042419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83" calcext:value-type="float">
            <text:p>0.08258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66];[.K64];[.K65])" office:value-type="float" office:value="0.000299773801072352" calcext:value-type="float">
            <text:p>0.0002997738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83" calcext:value-type="float">
            <text:p>0.082583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66];[.Q64];[.Q65])" office:value-type="float" office:value="0.0000389032303462147" calcext:value-type="float">
            <text:p>3.89032303462147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76" calcext:value-type="float">
            <text:p>0.082576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63]-[.E67]" office:value-type="float" office:value="0.0820084247226376" calcext:value-type="float">
            <text:p>0.0820084247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765" calcext:value-type="float">
            <text:p>0.08276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63]-[.K67]" office:value-type="float" office:value="0.0825482928655943" calcext:value-type="float">
            <text:p>0.0825482929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28" calcext:value-type="float">
            <text:p>0.08252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63]-[.Q67]" office:value-type="float" office:value="0.0826446634363204" calcext:value-type="float">
            <text:p>0.0826446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9" calcext:value-type="float">
            <text:p>0.08248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63]+[.E67]" office:value-type="float" office:value="0.0844169086106957" calcext:value-type="float">
            <text:p>0.0844169086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559" calcext:value-type="float">
            <text:p>0.08255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63]+[.K67]" office:value-type="float" office:value="0.083147840467739" calcext:value-type="float">
            <text:p>0.0831478405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0.082416" calcext:value-type="float">
            <text:p>0.0824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63]+[.Q67]" office:value-type="float" office:value="0.0827224698970129" calcext:value-type="float">
            <text:p>0.0827224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22" calcext:value-type="float">
            <text:p>0.08252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1" calcext:value-type="float">
            <text:p>0.08268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03" calcext:value-type="float">
            <text:p>0.082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7" calcext:value-type="float">
            <text:p>0.0824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7244" calcext:value-type="float">
            <text:p>0.08724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52" calcext:value-type="float">
            <text:p>0.082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27" calcext:value-type="float">
            <text:p>0.08272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3" calcext:value-type="float">
            <text:p>0.08266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2" calcext:value-type="float">
            <text:p>0.082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98" calcext:value-type="float">
            <text:p>0.0825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35" calcext:value-type="float">
            <text:p>0.08263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8" calcext:value-type="float">
            <text:p>0.082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9" calcext:value-type="float">
            <text:p>0.0826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383" calcext:value-type="float">
            <text:p>0.08238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9" calcext:value-type="float">
            <text:p>0.082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07" calcext:value-type="float">
            <text:p>0.08270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1" calcext:value-type="float">
            <text:p>0.08268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63" calcext:value-type="float">
            <text:p>0.082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8" calcext:value-type="float">
            <text:p>0.08248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2" calcext:value-type="float">
            <text:p>0.08266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04" calcext:value-type="float">
            <text:p>0.082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42" calcext:value-type="float">
            <text:p>0.08234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37" calcext:value-type="float">
            <text:p>0.08273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87" calcext:value-type="float">
            <text:p>0.08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71" calcext:value-type="float">
            <text:p>0.08247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53" calcext:value-type="float">
            <text:p>0.082653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36" calcext:value-type="float">
            <text:p>0.082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28" calcext:value-type="float">
            <text:p>0.0824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" calcext:value-type="float">
            <text:p>0.0828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81" calcext:value-type="float">
            <text:p>0.082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55" calcext:value-type="float">
            <text:p>0.08255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8" calcext:value-type="float">
            <text:p>0.0828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61" calcext:value-type="float">
            <text:p>0.082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482" calcext:value-type="float">
            <text:p>0.082482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91" calcext:value-type="float">
            <text:p>0.082591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64" calcext:value-type="float">
            <text:p>0.082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78" calcext:value-type="float">
            <text:p>0.08267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98" calcext:value-type="float">
            <text:p>0.0826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77" calcext:value-type="float">
            <text:p>0.082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64" calcext:value-type="float">
            <text:p>0.08266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38" calcext:value-type="float">
            <text:p>0.08253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68" calcext:value-type="float">
            <text:p>0.082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46" calcext:value-type="float">
            <text:p>0.08274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6" calcext:value-type="float">
            <text:p>0.08275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93" calcext:value-type="float">
            <text:p>0.082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09" calcext:value-type="float">
            <text:p>0.08250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95" calcext:value-type="float">
            <text:p>0.08289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525" calcext:value-type="float">
            <text:p>0.082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87" calcext:value-type="float">
            <text:p>0.08268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28" calcext:value-type="float">
            <text:p>0.08282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59" calcext:value-type="float">
            <text:p>0.082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754" calcext:value-type="float">
            <text:p>0.08275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4" calcext:value-type="float">
            <text:p>0.0827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49" calcext:value-type="float">
            <text:p>0.08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598" calcext:value-type="float">
            <text:p>0.08259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49" calcext:value-type="float">
            <text:p>0.082649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8" calcext:value-type="float">
            <text:p>0.08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3445" calcext:value-type="float">
            <text:p>0.08344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4" calcext:value-type="float">
            <text:p>0.08274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91" calcext:value-type="float">
            <text:p>0.082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366" calcext:value-type="float">
            <text:p>0.082366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808" calcext:value-type="float">
            <text:p>0.082808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702" calcext:value-type="float">
            <text:p>0.082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82627" calcext:value-type="float">
            <text:p>0.082627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25" calcext:value-type="float">
            <text:p>0.082625</text:p>
          </table:table-cell>
          <table:table-cell table:number-columns-repeated="4"/>
          <table:table-cell office:value-type="string" calcext:value-type="string">
            <text:p>e3</text:p>
          </table:table-cell>
          <table:table-cell office:value-type="float" office:value="0.082627" calcext:value-type="float">
            <text:p>0.082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92:.B121])" office:value-type="float" office:value="0.00000796666666666667" calcext:value-type="float">
            <text:p>7.96666666666667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92:.H121])" office:value-type="float" office:value="0.00000433333333333333" calcext:value-type="float">
            <text:p>4.33333333333333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92:.N121])" office:value-type="float" office:value="0.00000433333333333333" calcext:value-type="float">
            <text:p>4.33333333333333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92:.B121])" office:value-type="float" office:value="0.000000556053416767536" calcext:value-type="float">
            <text:p>5.56053416767536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92:.H121])" office:value-type="float" office:value="0.000000479463301485384" calcext:value-type="float">
            <text:p>4.79463301485384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92:.N121])" office:value-type="float" office:value="0.000000479463301485384" calcext:value-type="float">
            <text:p>4.79463301485384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92:.B121])" office:value-type="float" office:value="30" calcext:value-type="float">
            <text:p>30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92:.H121])" office:value-type="float" office:value="30" calcext:value-type="float">
            <text:p>30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92:.N12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96];[.E94];[.E95])" office:value-type="float" office:value="0.000000198977503374878" calcext:value-type="float">
            <text:p>0.000000199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96];[.K94];[.K95])" office:value-type="float" office:value="0.000000171570586228989" calcext:value-type="float">
            <text:p>1.71570586228989E-00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96];[.Q94];[.Q95])" office:value-type="float" office:value="0.000000171570586228989" calcext:value-type="float">
            <text:p>1.71570586228989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93]-[.E97]" office:value-type="float" office:value="0.00000776768916329179" calcext:value-type="float">
            <text:p>7.76768916329179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93]-[.K97]" office:value-type="float" office:value="0.00000416176274710435" calcext:value-type="float">
            <text:p>4.16176274710435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93]-[.Q97]" office:value-type="float" office:value="0.00000416176274710435" calcext:value-type="float">
            <text:p>4.16176274710435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93]+[.E97]" office:value-type="float" office:value="0.00000816564417004155" calcext:value-type="float">
            <text:p>8.16564417004155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93]+[.K97]" office:value-type="float" office:value="0.00000450490391956232" calcext:value-type="float">
            <text:p>4.50490391956232E-006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93]+[.Q97]" office:value-type="float" office:value="0.00000450490391956232" calcext:value-type="float">
            <text:p>4.50490391956232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9" calcext:value-type="float">
            <text:p>0.000009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4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2"/>
          <table:table-cell table:style-name="ce1" office:value-type="string" calcext:value-type="string">
            <text:p>Experiment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22:.B151])" office:value-type="float" office:value="0.0000158666666666667" calcext:value-type="float">
            <text:p>1.5866666666666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22:.H151])" office:value-type="float" office:value="0.0000155666666666667" calcext:value-type="float">
            <text:p>1.5566666666666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22:.N151])" office:value-type="float" office:value="0.0000154333333333333" calcext:value-type="float">
            <text:p>1.54333333333333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22:.B151])" office:value-type="float" office:value="0.00000233021137613549" calcext:value-type="float">
            <text:p>2.33021137613549E-006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22:.H151])" office:value-type="float" office:value="0.00000220787514223023" calcext:value-type="float">
            <text:p>2.20787514223023E-006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22:.N151])" office:value-type="float" office:value="0.000000817200154156877" calcext:value-type="float">
            <text:p>8.17200154156877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22:.B151])" office:value-type="float" office:value="30" calcext:value-type="float">
            <text:p>30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22:.H151])" office:value-type="float" office:value="30" calcext:value-type="float">
            <text:p>30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22:.N15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27" calcext:value-type="float">
            <text:p>0.00002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26];[.E124];[.E125])" office:value-type="float" office:value="0.000000833840109560944" calcext:value-type="float">
            <text:p>8.33840109560944E-007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26];[.K124];[.K125])" office:value-type="float" office:value="0.000000790063454907402" calcext:value-type="float">
            <text:p>7.90063454907402E-007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26];[.Q124];[.Q125])" office:value-type="float" office:value="0.000000292425946012448" calcext:value-type="float">
            <text:p>2.92425946012448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23]-[.E127]" office:value-type="float" office:value="0.0000150328265571057" calcext:value-type="float">
            <text:p>1.50328265571057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23]-[.K127]" office:value-type="float" office:value="0.0000147766032117593" calcext:value-type="float">
            <text:p>1.47766032117593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23]-[.Q127]" office:value-type="float" office:value="0.0000151409073873209" calcext:value-type="float">
            <text:p>1.51409073873209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23]+[.E127]" office:value-type="float" office:value="0.0000167005067762276" calcext:value-type="float">
            <text:p>1.67005067762276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23]+[.K127]" office:value-type="float" office:value="0.0000163567301215741" calcext:value-type="float">
            <text:p>1.63567301215741E-005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23]+[.Q127]" office:value-type="float" office:value="0.0000157257592793458" calcext:value-type="float">
            <text:p>1.57257592793458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4" calcext:value-type="float">
            <text:p>0.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27" calcext:value-type="float">
            <text:p>0.000027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7" calcext:value-type="float">
            <text:p>0.000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4" calcext:value-type="float">
            <text:p>0.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4"/>
          <table:table-cell office:value-type="string" calcext:value-type="string">
            <text:p>e5</text:p>
          </table:table-cell>
          <table:table-cell office:value-type="float" office:value="0.000015" calcext:value-type="float">
            <text:p>0.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2"/>
          <table:table-cell table:style-name="ce1" office:value-type="string" calcext:value-type="string">
            <text:p>Experiment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52:.B181])" office:value-type="float" office:value="0.0000380333333333333" calcext:value-type="float">
            <text:p>3.80333333333333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52:.H181])" office:value-type="float" office:value="0.0000383666666666667" calcext:value-type="float">
            <text:p>3.83666666666667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52:.N181])" office:value-type="float" office:value="0.0000376333333333333" calcext:value-type="float">
            <text:p>3.76333333333333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52:.B181])" office:value-type="float" office:value="0.00000260613775978717" calcext:value-type="float">
            <text:p>2.60613775978717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52:.H181])" office:value-type="float" office:value="0.00000397824544009155" calcext:value-type="float">
            <text:p>3.97824544009155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52:.N181])" office:value-type="float" office:value="0.00000112903172837532" calcext:value-type="float">
            <text:p>0.000001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52:.B181])" office:value-type="float" office:value="30" calcext:value-type="float">
            <text:p>30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52:.H181])" office:value-type="float" office:value="30" calcext:value-type="float">
            <text:p>30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52:.N18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56];[.E154];[.E155])" office:value-type="float" office:value="0.000000932577283506272" calcext:value-type="float">
            <text:p>9.32577283506272E-007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56];[.K154];[.K155])" office:value-type="float" office:value="0.00000142357068873626" calcext:value-type="float">
            <text:p>1.42357068873626E-006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56];[.Q154];[.Q155])" office:value-type="float" office:value="0.000000404011391295996" calcext:value-type="float">
            <text:p>0.000000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53]-[.E157]" office:value-type="float" office:value="0.000037100756049827" calcext:value-type="float">
            <text:p>3.7100756049827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53]-[.K157]" office:value-type="float" office:value="0.0000369430959779304" calcext:value-type="float">
            <text:p>3.69430959779304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9" calcext:value-type="float">
            <text:p>0.000039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53]-[.Q157]" office:value-type="float" office:value="0.0000372293219420373" calcext:value-type="float">
            <text:p>3.72293219420373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53]+[.E157]" office:value-type="float" office:value="0.0000389659106168396" calcext:value-type="float">
            <text:p>3.89659106168396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53]+[.K157]" office:value-type="float" office:value="0.0000397902373554029" calcext:value-type="float">
            <text:p>3.97902373554029E-005</text:p>
          </table:table-cell>
          <table:table-cell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53]+[.Q157]" office:value-type="float" office:value="0.0000380373447246293" calcext:value-type="float">
            <text:p>3.80373447246293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9" calcext:value-type="float">
            <text:p>0.000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42" calcext:value-type="float">
            <text:p>0.000042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56" calcext:value-type="float">
            <text:p>0.000056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49" calcext:value-type="float">
            <text:p>0.000049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6" calcext:value-type="float">
            <text:p>0.000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7" calcext:value-type="float">
            <text:p>0.000037</text:p>
          </table:table-cell>
          <table:table-cell table:number-columns-repeated="4"/>
          <table:table-cell office:value-type="string" calcext:value-type="string">
            <text:p>e6</text:p>
          </table:table-cell>
          <table:table-cell office:value-type="float" office:value="0.000038" calcext:value-type="float">
            <text:p>0.000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ce1" office:value-type="string" calcext:value-type="string">
            <text:p>Experiment 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182:.B211])" office:value-type="float" office:value="0.0000043" calcext:value-type="float">
            <text:p>0.0000043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182:.H211])" office:value-type="float" office:value="0.0000046" calcext:value-type="float">
            <text:p>0.000004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182:.N211])" office:value-type="float" office:value="0.0000046" calcext:value-type="float">
            <text:p>0.0000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182:.B211])" office:value-type="float" office:value="0.000000466091599699399" calcext:value-type="float">
            <text:p>4.66091599699399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182:.H211])" office:value-type="float" office:value="0.00000049827287912244" calcext:value-type="float">
            <text:p>4.9827287912244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182:.N211])" office:value-type="float" office:value="0.00000049827287912244" calcext:value-type="float">
            <text:p>4.9827287912244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182:.B211])" office:value-type="float" office:value="30" calcext:value-type="float">
            <text:p>30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182:.H211])" office:value-type="float" office:value="30" calcext:value-type="float">
            <text:p>30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182:.N21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186];[.E184];[.E185])" office:value-type="float" office:value="0.000000166785672123585" calcext:value-type="float">
            <text:p>1.66785672123585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186];[.K184];[.K185])" office:value-type="float" office:value="0.000000178301383459791" calcext:value-type="float">
            <text:p>1.78301383459791E-007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186];[.Q184];[.Q185])" office:value-type="float" office:value="0.000000178301383459791" calcext:value-type="float">
            <text:p>1.78301383459791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183]-[.E187]" office:value-type="float" office:value="0.00000413321432787642" calcext:value-type="float">
            <text:p>4.13321432787642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183]-[.K187]" office:value-type="float" office:value="0.00000442169861654021" calcext:value-type="float">
            <text:p>4.42169861654021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183]-[.Q187]" office:value-type="float" office:value="0.00000442169861654021" calcext:value-type="float">
            <text:p>4.42169861654021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183]+[.E187]" office:value-type="float" office:value="0.00000446678567212359" calcext:value-type="float">
            <text:p>4.46678567212359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183]+[.K187]" office:value-type="float" office:value="0.00000477830138345979" calcext:value-type="float">
            <text:p>4.77830138345979E-006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183]+[.Q187]" office:value-type="float" office:value="0.00000477830138345979" calcext:value-type="float">
            <text:p>4.77830138345979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string" calcext:value-type="string">
            <text:p>e7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2"/>
          <table:table-cell table:style-name="ce1" office:value-type="string" calcext:value-type="string">
            <text:p>Experiment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B212:.B241])" office:value-type="float" office:value="0.000111466666666667" calcext:value-type="float">
            <text:p>0.000111466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H212:.H241])" office:value-type="float" office:value="0.000108366666666667" calcext:value-type="float">
            <text:p>0.000108366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4" table:formula="of:=AVERAGE([.N212:.N241])" office:value-type="float" office:value="0.000108433333333333" calcext:value-type="float">
            <text:p>0.0001084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B212:.B241])" office:value-type="float" office:value="0.0000188217287002116" calcext:value-type="float">
            <text:p>1.88217287002116E-0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H212:.H241])" office:value-type="float" office:value="0.000000964305479332802" calcext:value-type="float">
            <text:p>9.64305479332802E-00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4" table:formula="of:=STDEV([.N212:.N241])" office:value-type="float" office:value="0.000000727932041794606" calcext:value-type="float">
            <text:p>7.27932041794606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B212:.B241])" office:value-type="float" office:value="30" calcext:value-type="float">
            <text:p>30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H212:.H241])" office:value-type="float" office:value="30" calcext:value-type="float">
            <text:p>30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Count</text:p>
          </table:table-cell>
          <table:table-cell table:style-name="ce4" table:formula="of:=COUNT([.N212:.N24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Significanc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E216];[.E214];[.E215])" office:value-type="float" office:value="0.00000673514535301033" calcext:value-type="float">
            <text:p>6.73514535301033E-006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K216];[.K214];[.K215])" office:value-type="float" office:value="0.000000345065943275323" calcext:value-type="float">
            <text:p>3.45065943275323E-00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Margin of Error</text:p>
          </table:table-cell>
          <table:table-cell table:style-name="ce4" table:formula="of:=CONFIDENCE([.Q216];[.Q214];[.Q215])" office:value-type="float" office:value="0.000000260482349240596" calcext:value-type="float">
            <text:p>2.60482349240596E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1" calcext:value-type="float">
            <text:p>0.00011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E213]-[.E217]" office:value-type="float" office:value="0.000104731521313656" calcext:value-type="float">
            <text:p>0.0001047315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K213]-[.K217]" office:value-type="float" office:value="0.000108021600723391" calcext:value-type="float">
            <text:p>0.0001080216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Lower</text:p>
          </table:table-cell>
          <table:table-cell table:formula="of:=[.Q213]-[.Q217]" office:value-type="float" office:value="0.000108172850984093" calcext:value-type="float">
            <text:p>0.0001081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E213]+[.E217]" office:value-type="float" office:value="0.000118201812019677" calcext:value-type="float">
            <text:p>0.0001182018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K213]+[.K217]" office:value-type="float" office:value="0.000108711732609942" calcext:value-type="float">
            <text:p>0.0001087117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/>
          <table:table-cell table:style-name="ce3" office:value-type="string" calcext:value-type="string">
            <text:p>Upper</text:p>
          </table:table-cell>
          <table:table-cell table:formula="of:=[.Q213]+[.Q217]" office:value-type="float" office:value="0.000108693815682574" calcext:value-type="float">
            <text:p>0.0001086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12" calcext:value-type="float">
            <text:p>0.000112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211" calcext:value-type="float">
            <text:p>0.000211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7" calcext:value-type="float">
            <text:p>0.000107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00108" calcext:value-type="float">
            <text:p>0.000108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09" calcext:value-type="float">
            <text:p>0.000109</text:p>
          </table:table-cell>
          <table:table-cell table:number-columns-repeated="4"/>
          <table:table-cell office:value-type="string" calcext:value-type="string">
            <text:p>e8</text:p>
          </table:table-cell>
          <table:table-cell office:value-type="float" office:value="0.000111" calcext:value-type="float">
            <text:p>0.00011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tate1.M2:state1.N2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9:48:00.686188707</meta:creation-date>
    <dc:date>2015-11-21T20:50:29.106055440</dc:date>
    <meta:editing-duration>PT29M5S</meta:editing-duration>
    <meta:editing-cycles>4</meta:editing-cycles>
    <meta:generator>LibreOffice/4.2.8.2$Linux_X86_64 LibreOffice_project/420m0$Build-2</meta:generator>
    <meta:document-statistic meta:table-count="1" meta:cell-count="18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2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2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2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2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2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cm" svg:height="13.665cm" xlink:href=".." xlink:type="simple" chart:class="chart:bar" chart:style-name="ch1">
        <chart:title svg:x="8.911cm" svg:y="0.409cm" chart:style-name="ch2">
          <text:p>Time per Experiment</text:p>
        </chart:title>
        <chart:subtitle svg:x="9.533cm" svg:y="1.487cm" chart:style-name="ch3">
          <text:p>grouped by state</text:p>
        </chart:subtitle>
        <chart:legend chart:legend-position="bottom" svg:x="5.901cm" svg:y="12.882cm" style:legend-expansion="wide" chart:style-name="ch4"/>
        <chart:plot-area chart:style-name="ch5" table:cell-range-address="state1.T15:state1.V22" chart:data-source-has-labels="row" svg:x="1.452cm" svg:y="2.469cm" svg:width="20.197cm" svg:height="9.159cm">
          <chartooo:coordinate-region svg:x="2.92cm" svg:y="2.668cm" svg:width="18.729cm" svg:height="8.313cm"/>
          <chart:axis chart:dimension="x" chart:name="primary-x" chart:style-name="ch6">
            <chart:title svg:x="11.043cm" svg:y="11.901cm" chart:style-name="ch7">
              <text:p>States</text:p>
            </chart:title>
          </chart:axis>
          <chart:axis chart:dimension="y" chart:name="primary-y" chart:style-name="ch8">
            <chart:title svg:x="0.451cm" svg:y="7.806cm" chart:style-name="ch9">
              <text:p>Time (ms)</text:p>
            </chart:title>
            <chart:grid chart:style-name="ch10" chart:class="major"/>
          </chart:axis>
          <chart:series chart:style-name="ch11" chart:values-cell-range-address="state1.T15:state1.V15" chart:label-cell-address="exp1" chart:class="chart:bar">
            <chart:data-point chart:repeated="3"/>
          </chart:series>
          <chart:series chart:style-name="ch12" chart:values-cell-range-address="state1.T16:state1.V16" chart:label-cell-address="exp2" chart:class="chart:bar">
            <chart:data-point chart:repeated="3"/>
          </chart:series>
          <chart:series chart:style-name="ch13" chart:values-cell-range-address="state1.T17:state1.V17" chart:label-cell-address="exp3" chart:class="chart:bar">
            <chart:data-point chart:repeated="3"/>
          </chart:series>
          <chart:series chart:style-name="ch14" chart:values-cell-range-address="state1.T18:state1.V18" chart:label-cell-address="exp4" chart:class="chart:bar">
            <chart:data-point chart:repeated="3"/>
          </chart:series>
          <chart:series chart:style-name="ch15" chart:values-cell-range-address="state1.T19:state1.V19" chart:label-cell-address="exp5" chart:class="chart:bar">
            <chart:data-point chart:repeated="3"/>
          </chart:series>
          <chart:series chart:style-name="ch16" chart:values-cell-range-address="state1.T20:state1.V20" chart:label-cell-address="exp6" chart:class="chart:bar">
            <chart:data-point chart:repeated="3"/>
          </chart:series>
          <chart:series chart:style-name="ch17" chart:values-cell-range-address="state1.T21:state1.V21" chart:label-cell-address="exp6" chart:class="chart:bar">
            <chart:data-point chart:repeated="3"/>
          </chart:series>
          <chart:series chart:style-name="ch18" chart:values-cell-range-address="state1.T22:state1.V22" chart:label-cell-address="exp7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1</text:p>
              </table:table-cell>
              <table:table-cell office:value-type="string">
                <text:p>exp2</text:p>
              </table:table-cell>
              <table:table-cell office:value-type="string">
                <text:p>exp3</text:p>
              </table:table-cell>
              <table:table-cell office:value-type="string">
                <text:p>exp4</text:p>
              </table:table-cell>
              <table:table-cell office:value-type="string">
                <text:p>exp5</text:p>
              </table:table-cell>
              <table:table-cell office:value-type="string">
                <text:p>exp6</text:p>
              </table:table-cell>
              <table:table-cell office:value-type="string">
                <text:p>exp6</text:p>
              </table:table-cell>
              <table:table-cell office:value-type="string">
                <text:p>exp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73">
                <text:p>1.0273</text:p>
                <draw:g>
                  <svg:desc>state1.T15:state1.V15</svg:desc>
                </draw:g>
              </table:table-cell>
              <table:table-cell office:value-type="float" office:value="15.3709666666667">
                <text:p>15.3709666666667</text:p>
                <draw:g>
                  <svg:desc>state1.T16:state1.V16</svg:desc>
                </draw:g>
              </table:table-cell>
              <table:table-cell office:value-type="float" office:value="83.2126666666666">
                <text:p>83.2126666666666</text:p>
                <draw:g>
                  <svg:desc>state1.T17:state1.V17</svg:desc>
                </draw:g>
              </table:table-cell>
              <table:table-cell office:value-type="float" office:value="0.00796666666666667">
                <text:p>0.00796666666666667</text:p>
                <draw:g>
                  <svg:desc>state1.T18:state1.V18</svg:desc>
                </draw:g>
              </table:table-cell>
              <table:table-cell office:value-type="float" office:value="0.0158666666666667">
                <text:p>0.0158666666666667</text:p>
                <draw:g>
                  <svg:desc>state1.T19:state1.V19</svg:desc>
                </draw:g>
              </table:table-cell>
              <table:table-cell office:value-type="float" office:value="0.0380333333333333">
                <text:p>0.0380333333333333</text:p>
                <draw:g>
                  <svg:desc>state1.T20:state1.V20</svg:desc>
                </draw:g>
              </table:table-cell>
              <table:table-cell office:value-type="float" office:value="0.0043">
                <text:p>0.0043</text:p>
                <draw:g>
                  <svg:desc>state1.T21:state1.V21</svg:desc>
                </draw:g>
              </table:table-cell>
              <table:table-cell office:value-type="float" office:value="0.111466666666667">
                <text:p>0.111466666666667</text:p>
                <draw:g>
                  <svg:desc>state1.T22:state1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733333333333">
                <text:p>0.997733333333333</text:p>
              </table:table-cell>
              <table:table-cell office:value-type="float" office:value="14.7884666666667">
                <text:p>14.7884666666667</text:p>
              </table:table-cell>
              <table:table-cell office:value-type="float" office:value="82.8480666666667">
                <text:p>82.848066666666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0.0155666666666667">
                <text:p>0.0155666666666667</text:p>
              </table:table-cell>
              <table:table-cell office:value-type="float" office:value="0.0383666666666667">
                <text:p>0.0383666666666667</text:p>
              </table:table-cell>
              <table:table-cell office:value-type="float" office:value="0.0046">
                <text:p>0.0046</text:p>
              </table:table-cell>
              <table:table-cell office:value-type="float" office:value="0.108366666666667">
                <text:p>0.1083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4.5214666666667">
                <text:p>14.5214666666667</text:p>
              </table:table-cell>
              <table:table-cell office:value-type="float" office:value="82.6835666666667">
                <text:p>82.683566666666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0.0154333333333333">
                <text:p>0.0154333333333333</text:p>
              </table:table-cell>
              <table:table-cell office:value-type="float" office:value="0.0376333333333333">
                <text:p>0.0376333333333333</text:p>
              </table:table-cell>
              <table:table-cell office:value-type="float" office:value="0.0046">
                <text:p>0.0046</text:p>
              </table:table-cell>
              <table:table-cell office:value-type="float" office:value="0.108433333333333">
                <text:p>0.1084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